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47de" officeooo:paragraph-rsid="001847de"/>
    </style:style>
    <style:style style:name="P2" style:family="paragraph" style:parent-style-name="Standard">
      <style:paragraph-properties fo:text-align="start" style:justify-single-word="false"/>
      <style:text-properties officeooo:rsid="001847de" officeooo:paragraph-rsid="001847de"/>
    </style:style>
    <style:style style:name="P3" style:family="paragraph" style:parent-style-name="Standard">
      <style:paragraph-properties fo:text-align="start" style:justify-single-word="false"/>
      <style:text-properties officeooo:rsid="001847de" officeooo:paragraph-rsid="001a2ab5"/>
    </style:style>
    <style:style style:name="P4" style:family="paragraph" style:parent-style-name="Standard">
      <style:paragraph-properties fo:text-align="start" style:justify-single-word="false"/>
      <style:text-properties officeooo:rsid="001a2ab5" officeooo:paragraph-rsid="001a2ab5"/>
    </style:style>
    <style:style style:name="T1" style:family="text">
      <style:text-properties officeooo:rsid="001a2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tir carpetas en varios SO de equipos diferentes</text:p>
      <text:p text:style-name="P2"/>
      <text:p text:style-name="P3">Empecemos con Windows a Windows.</text:p>
      <text:p text:style-name="P4">Como solo tengo un pc, lo haré mediante el uso de máquinas virtuales.</text:p>
      <text:p text:style-name="P3">Para ello lo <text:span text:style-name="T1">primero que haremos será ver la ip de cada equipo, para ello desde la terminal usaremos el comando ipconfig para ver cual es nuestra ip.</text:span></text:p>
      <text:p text:style-name="P4">La ip de la máquina virtual es de 10.0.2.15</text:p>
      <text:p text:style-name="P4">La ip de mi windows nativo es de 192.168.0.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6T11:35:06.974000000</meta:creation-date>
    <meta:editing-duration>PT37S</meta:editing-duration>
    <meta:editing-cycles>2</meta:editing-cycles>
    <meta:generator>LibreOffice/7.0.1.2$Windows_X86_64 LibreOffice_project/7cbcfc562f6eb6708b5ff7d7397325de9e764452</meta:generator>
    <dc:date>2020-10-26T11:35:35.954000000</dc:date>
    <meta:document-statistic meta:table-count="0" meta:image-count="0" meta:object-count="0" meta:page-count="1" meta:paragraph-count="6" meta:word-count="72" meta:character-count="391" meta:non-whitespace-character-count="325"/>
  </office:meta>
</office:document-meta>
</file>